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0.25cm" fo:min-width="14.7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1.454cm"/>
    </style:style>
    <style:style style:name="gr3" style:family="graphic" style:parent-style-name="standard">
      <style:graphic-properties draw:marker-start="Arrow" draw:marker-start-width="0.3cm" draw:marker-end="Arrow" draw:marker-end-width="0.3cm" draw:fill="solid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3.951cm"/>
    </style:style>
    <style:style style:name="gr5" style:family="graphic" style:parent-style-name="objectwithoutfill">
      <style:graphic-properties draw:fill="none" draw:fill-color="#ffffff" draw:textarea-vertical-align="middl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fill-color="#ffffff" draw:textarea-vertical-align="midd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5.686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2.35cm"/>
    </style:style>
    <style:style style:name="gr9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5.2cm" svg:height="10.5cm" svg:x="2.9cm" svg:y="1.4cm">
          <text:p text:style-name="P1">GCSE Trigonometry and Pythagora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06cm" svg:height="3.701cm" draw:transform="skewX (-0.000349065850398855) rotate (-2.81661234686845) translate (17.505cm 5.007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line draw:style-name="gr3" draw:text-style-name="P1" draw:layer="layout" svg:x1="12.593cm" svg:y1="3.327cm" svg:x2="17.208cm" svg:y2="5.476cm">
          <text:p/>
        </draw:line>
        <draw:frame draw:style-name="gr4" draw:layer="layout" svg:width="2.792cm" svg:height="11.251cm" svg:x="14.3cm" svg:y="4.549cm">
          <draw:text-box>
            <text:p>5cm</text:p>
          </draw:text-box>
        </draw:frame>
        <draw:line draw:style-name="gr5" draw:text-style-name="P1" draw:layer="layout" svg:x1="13.707cm" svg:y1="2.442cm" svg:x2="13.784cm" svg:y2="3.18cm">
          <text:p text:style-name="P1"/>
        </draw:line>
        <draw:frame draw:style-name="gr4" draw:layer="layout" svg:width="2.791cm" svg:height="11.251cm" draw:transform="skewX (5.92904830045801E-017) rotate (-0.435808714222985) translate (13.95cm 2.4cm)">
          <draw:text-box>
            <text:p>a</text:p>
          </draw:text-box>
        </draw:frame>
        <draw:connector draw:style-name="gr6" draw:text-style-name="P1" draw:layer="layout" draw:type="line" svg:x1="10.5cm" svg:y1="1.4cm" svg:x2="10.5cm" svg:y2="1.4cm" draw:start-shape="id1" draw:end-shape="id1" svg:d="M10500 1400z" svg:viewBox="0 0 1 1">
          <text:p/>
        </draw:connector>
        <draw:line draw:style-name="gr3" draw:text-style-name="P1" draw:layer="layout" svg:x1="16.791cm" svg:y1="1.717cm" svg:x2="17.785cm" svg:y2="4.707cm">
          <text:p/>
        </draw:line>
        <draw:frame draw:style-name="gr4" draw:layer="layout" svg:width="2.792cm" svg:height="11.251cm" draw:transform="rotate (-0.435808714222985) translate (17.669cm 2.519cm)">
          <draw:text-box>
            <text:p>x</text:p>
          </draw:text-box>
        </draw:frame>
        <draw:custom-shape draw:style-name="gr7" draw:text-style-name="P1" draw:layer="layout" svg:width="6.8cm" svg:height="6.8cm" svg:x="7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.8cm" svg:height="0.6cm" svg:x="10.3cm" svg:y="4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8cm" svg:height="0.6cm" svg:x="10.3cm" svg:y="5.7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4.8cm" svg:height="7.775cm" svg:x="7.7cm" svg:y="4.325cm">
          <draw:text-box>
            <text:p><text:span text:style-name="T1">Username</text:span>:</text:p>
          </draw:text-box>
        </draw:frame>
        <draw:frame draw:style-name="gr9" draw:layer="layout" svg:width="4.8cm" svg:height="7.775cm" svg:x="7.8cm" svg:y="5.625cm">
          <draw:text-box>
            <text:p><text:span text:style-name="T1">Password:</text:span></text:p>
          </draw:text-box>
        </draw:frame>
        <draw:frame draw:style-name="gr9" draw:text-style-name="P2" draw:layer="layout" svg:width="5.1cm" svg:height="10.145cm" svg:x="8cm" svg:y="6.975cm">
          <draw:text-box>
            <text:p text:style-name="P2"><text:span text:style-name="T1">Please log in with your username and password. Consult your administrator if you have forgotten your login detail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cm" fo:padding-bottom="7.2cm" fo:padding-left="0.2cm" fo:padding-right="0.25cm" draw:shadow="hidden" draw:shadow-offset-x="0.2cm" draw:shadow-offset-y="0.2cm" draw:shadow-color="#999999" draw:shadow-opacity="6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9T11:40:13.253000000</meta:creation-date>
    <dc:date>2015-11-09T12:05:18.308000000</dc:date>
    <meta:editing-duration>PT9M55S</meta:editing-duration>
    <meta:editing-cycles>1</meta:editing-cycles>
    <meta:document-statistic meta:object-count="15"/>
    <meta:generator>LibreOffice/4.3.7.2$Windows_x86 LibreOffice_project/8a35821d8636a03b8bf4e15b48f59794652c68ba</meta:generator>
  </office:meta>
</office:document-meta>
</file>